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26cm" table:align="center" style:writing-mode="page"/>
    </style:style>
    <style:style style:name="Таблица1.A" style:family="table-column">
      <style:table-column-properties style:column-width="1cm"/>
    </style:style>
    <style:style style:name="Таблица1.B" style:family="table-column">
      <style:table-column-properties style:column-width="4.106cm"/>
    </style:style>
    <style:style style:name="Таблица1.C" style:family="table-column">
      <style:table-column-properties style:column-width="1.799cm"/>
    </style:style>
    <style:style style:name="Таблица1.D" style:family="table-column">
      <style:table-column-properties style:column-width="1.588cm"/>
    </style:style>
    <style:style style:name="Таблица1.E" style:family="table-column">
      <style:table-column-properties style:column-width="3.609cm"/>
    </style:style>
    <style:style style:name="Таблица1.F" style:family="table-column">
      <style:table-column-properties style:column-width="2.688cm"/>
    </style:style>
    <style:style style:name="Таблица1.G" style:family="table-column">
      <style:table-column-properties style:column-width="4.207cm"/>
    </style:style>
    <style:style style:name="Таблица1.H" style:family="table-column">
      <style:table-column-properties style:column-width="2.99cm"/>
    </style:style>
    <style:style style:name="Таблица1.I" style:family="table-column">
      <style:table-column-properties style:column-width="2.011cm"/>
    </style:style>
    <style:style style:name="Таблица1.J" style:family="table-column">
      <style:table-column-properties style:column-width="2.00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style:vertical-align="middle" fo:padding="0.097cm" fo:border="0.05pt solid #000000"/>
    </style:style>
    <style:style style:name="Таблица1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none" fo:border-top="none" fo:border-bottom="0.05pt solid #000000"/>
    </style:style>
    <style:style style:name="Таблица1.H3" style:family="table-cell">
      <style:table-cell-properties fo:padding="0.097cm" fo:border-left="0.05pt solid #000000" fo:border-right="none" fo:border-top="none" fo:border-bottom="0.05pt solid #000000"/>
    </style:style>
    <style:style style:name="Таблица1.I3" style:family="table-cell">
      <style:table-cell-properties fo:padding="0.097cm" fo:border-left="0.05pt solid #000000" fo:border-right="none" fo:border-top="none" fo:border-bottom="0.05pt solid #000000"/>
    </style:style>
    <style:style style:name="Таблица1.J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111ee8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language="ru" fo:country="RU" fo:font-weight="bold" officeooo:rsid="0010ed57" officeooo:paragraph-rsid="0010ed5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margin-top="0.101cm" fo:margin-bottom="0cm" loext:contextual-spacing="false" fo:text-align="center" style:justify-single-word="false" style:writing-mode="page"/>
      <style:text-properties style:font-name="Arial" fo:font-size="12pt" fo:language="ru" fo:country="RU" fo:font-weight="bold" officeooo:rsid="0010ed57" officeooo:paragraph-rsid="0010ed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101cm" fo:margin-bottom="0cm" loext:contextual-spacing="false" fo:text-align="justify" style:justify-single-word="false" style:writing-mode="page"/>
      <style:text-properties style:font-name="Arial"/>
    </style:style>
    <style:style style:name="P8" style:family="paragraph" style:parent-style-name="Standard">
      <style:paragraph-properties fo:margin-top="0cm" fo:margin-bottom="0.199cm" loext:contextual-spacing="false" fo:text-align="justify" style:justify-single-word="false" style:writing-mode="page"/>
      <style:text-properties style:font-name="Arial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fo:language="ru" fo:country="RU" fo:font-weight="bold" officeooo:rsid="0010ed57" officeooo:paragraph-rsid="0010ed57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fo:language="en" fo:country="US" fo:font-weight="bold" officeooo:rsid="0010ed57" officeooo:paragraph-rsid="0010ed57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12d7c6" officeooo:paragraph-rsid="0012d7c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132060" officeooo:paragraph-rsid="00132060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fo:language="ru" fo:country="RU" fo:font-weight="bold" officeooo:rsid="0010ed57" officeooo:paragraph-rsid="0010ed57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12d7c6" officeooo:paragraph-rsid="0012d7c6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en" fo:country="US" officeooo:rsid="00132060" officeooo:paragraph-rsid="00132060" style:font-size-asian="10pt" style:font-size-complex="10pt"/>
    </style:style>
    <style:style style:name="T1" style:family="text">
      <style:text-properties fo:language="en" fo:country="US" officeooo:rsid="00111ee8"/>
    </style:style>
    <style:style style:name="T2" style:family="text">
      <style:text-properties fo:language="ru" fo:country="RU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ru" fo:country="RU"/>
    </style:style>
    <style:style style:name="T5" style:family="text">
      <style:text-properties officeooo:rsid="00111592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Акт № ________ от ________ 2017 г.</text:p>
      <text:p text:style-name="P6">на испытание трубопроводной арматуры, установленной</text:p>
      <text:p text:style-name="P6">на трубопроводах установки <text:bookmark-start text:name="установка"/>У-330 (отд. 331)<text:bookmark-end text:name="установка"/> (<text:bookmark-start text:name="объект"/>ГПЗ, цех №3<text:bookmark-end text:name="объект"/>)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header-rows>
          <table:table-row>
            <table:table-cell table:style-name="Таблица1.A1" table:number-rows-spanned="2" office:value-type="string">
              <text:p text:style-name="P9">№ п/п</text:p>
            </table:table-cell>
            <table:table-cell table:style-name="Таблица1.A1" table:number-rows-spanned="2" office:value-type="string">
              <text:p text:style-name="P9">Наименование арматуры</text:p>
            </table:table-cell>
            <table:table-cell table:style-name="Таблица1.A1" table:number-rows-spanned="2" office:value-type="string">
              <text:p text:style-name="P10">DN, <text:span text:style-name="T2">мм (дюймы)</text:span></text:p>
            </table:table-cell>
            <table:table-cell table:style-name="Таблица1.A1" table:number-rows-spanned="2" office:value-type="string">
              <text:p text:style-name="P10">PN, <text:span text:style-name="T2">кгс/см</text:span><text:span text:style-name="T4">2</text:span><text:span text:style-name="T2"> (серия)</text:span></text:p>
            </table:table-cell>
            <table:table-cell table:style-name="Таблица1.A1" table:number-rows-spanned="2" office:value-type="string">
              <text:p text:style-name="P9">Изготовитель</text:p>
            </table:table-cell>
            <table:table-cell table:style-name="Таблица1.A1" table:number-rows-spanned="2" office:value-type="string">
              <text:p text:style-name="P9">Идентифика<text:span text:style-name="T5">-</text:span>ционный номер</text:p>
            </table:table-cell>
            <table:table-cell table:style-name="Таблица1.A1" table:number-rows-spanned="2" office:value-type="string">
              <text:p text:style-name="P9">Место установки - индекс трубопровода (оборудования)</text:p>
            </table:table-cell>
            <table:table-cell table:style-name="Таблица1.H1" table:number-columns-spanned="3" office:value-type="string">
              <text:p text:style-name="P9">Назначение и тип испытания</text:p>
            </table:table-cell>
            <table:covered-table-cell/>
            <table:covered-table-cell/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Таблица1.H2" office:value-type="string">
              <text:p text:style-name="P13">Проверка работоспособ<text:span text:style-name="T5">-</text:span>ности (функционирования)</text:p>
            </table:table-cell>
            <table:table-cell table:style-name="Таблица1.H2" office:value-type="string">
              <text:p text:style-name="P13">Г/и на прочность давлением Рисп., кгс/см<text:span text:style-name="T3">2</text:span></text:p>
            </table:table-cell>
            <table:table-cell table:style-name="Таблица1.J2" office:value-type="string">
              <text:p text:style-name="P13">Г/и на плотность давлением Рисп., кгс/см<text:span text:style-name="T3">2</text:span></text:p>
            </table:table-cell>
          </table:table-row>
        </table:table-header-rows>
        <table:table-row>
          <table:table-cell table:style-name="Таблица1.A3">
            <text:p text:style-name="P11"/>
          </table:table-cell>
          <table:table-cell table:style-name="Таблица1.B3" office:value-type="string">
            <text:p text:style-name="P11"/>
          </table:table-cell>
          <table:table-cell table:style-name="Таблица1.C3" office:value-type="string">
            <text:p text:style-name="P11"/>
          </table:table-cell>
          <table:table-cell table:style-name="Таблица1.D3" office:value-type="string">
            <text:p text:style-name="P11"/>
          </table:table-cell>
          <table:table-cell table:style-name="Таблица1.E3" office:value-type="string">
            <text:p text:style-name="P11"/>
          </table:table-cell>
          <table:table-cell table:style-name="Таблица1.F3" office:value-type="string">
            <text:p text:style-name="P11"/>
          </table:table-cell>
          <table:table-cell table:style-name="Таблица1.G3" office:value-type="string">
            <text:p text:style-name="P11"/>
          </table:table-cell>
          <table:table-cell table:style-name="Таблица1.H3" office:value-type="string">
            <text:p text:style-name="P11"/>
          </table:table-cell>
          <table:table-cell table:style-name="Таблица1.I3" office:value-type="string">
            <text:p text:style-name="P11"/>
          </table:table-cell>
          <table:table-cell table:style-name="Таблица1.J3" office:value-type="string">
            <text:p text:style-name="P12"/>
          </table:table-cell>
        </table:table-row>
      </table:table>
      <text:p text:style-name="P6"/>
      <text:p text:style-name="P8">Заключение: </text:p>
      <text:p text:style-name="P5">испытания арматуры произведены в соответствии с требованиями Руководства по безопасности “Рекомендации по устройству и безопасной эксплуатации технологических трубопроводов”.</text:p>
      <text:p text:style-name="P7">Арматура испытания выдержала и может быть допущена к дальнейшей эксплуатации в соответствии с паспортными данными.</text:p>
      <text:p text:style-name="P5"/>
      <text:p text:style-name="P5"/>
      <text:p text:style-name="P5"/>
      <text:p text:style-name="P2">Начальник установки <text:bookmark-ref text:reference-format="text" text:ref-name="установка">У-330 (отд. 331)</text:bookmark-ref><text:span text:style-name="T1"> </text:span>__________________ / _______________________ /</text:p>
      <text:p text:style-name="P2"/>
      <text:p text:style-name="P2"/>
      <text:p text:style-name="P3">Механик установки <text:bookmark-ref text:reference-format="text" text:ref-name="установка">У-330 (отд. 331)</text:bookmark-ref><text:span text:style-name="T1"> </text:span>__________________ / _______________________ 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cm" fo:margin-bottom="0.6cm" fo:margin-left="2cm" fo:margin-right="1.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5M</meta:editing-duration>
    <meta:editing-cycles>8</meta:editing-cycles>
    <meta:generator>LibreOffice/5.2.4.2$Windows_x86 LibreOffice_project/3d5603e1122f0f102b62521720ab13a38a4e0eb0</meta:generator>
    <dc:date>2017-03-24T13:37:44.531000000</dc:date>
    <meta:document-statistic meta:table-count="1" meta:image-count="0" meta:object-count="0" meta:page-count="1" meta:paragraph-count="19" meta:word-count="111" meta:character-count="907" meta:non-whitespace-character-count="814"/>
    <meta:user-defined meta:name="Info 1"/>
    <meta:user-defined meta:name="Info 2"/>
    <meta:user-defined meta:name="Info 3"/>
    <meta:user-defined meta:name="Info 4"/>
  </office:meta>
</office:document-meta>
</file>